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0189in" svg:height="6.6614in" svg:x="9.3768in" svg:y="7.2366in">
            <draw:object draw:notify-on-update-of-ranges="Sheet1.B15:Sheet1.AD15 Sheet1.B31:Sheet1.AD31 Sheet1.B47:Sheet1.AD47 Sheet1.B63:Sheet1.AD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+ echo 'MODEL_SIZE <text:s text:c="13"/>'\''10</text:p>
          </table:table-cell>
          <table:table-cell table:style-name="Default" office:value-type="string" calcext:value-type="string">
            <text:p><text:s text:c="2"/>10 <text:s text:c="2"/>1'\'' '</text:p>
          </table:table-cell>
          <table:table-cell table:number-columns-repeated="2"/>
          <table:table-cell office:value-type="string" calcext:value-type="string">
            <text:p>+ echo 'MODEL_SIZE <text:s text:c="13"/>'\''20</text:p>
          </table:table-cell>
          <table:table-cell table:style-name="Default" office:value-type="string" calcext:value-type="string">
            <text:p><text:s text:c="2"/>20 <text:s text:c="2"/>1'\'' '</text:p>
          </table:table-cell>
          <table:table-cell table:number-columns-repeated="2"/>
          <table:table-cell office:value-type="string" calcext:value-type="string">
            <text:p>+ echo 'MODEL_SIZE <text:s text:c="13"/>'\''40</text:p>
          </table:table-cell>
          <table:table-cell table:style-name="Default" office:value-type="string" calcext:value-type="string">
            <text:p><text:s text:c="2"/>40 <text:s text:c="2"/>1'\'' '</text:p>
          </table:table-cell>
          <table:table-cell table:number-columns-repeated="2"/>
          <table:table-cell office:value-type="string" calcext:value-type="string">
            <text:p>+ echo 'MODEL_SIZE <text:s text:c="13"/>'\''80</text:p>
          </table:table-cell>
          <table:table-cell table:style-name="Default" office:value-type="string" calcext:value-type="string">
            <text:p><text:s text:c="2"/>80 <text:s text:c="2"/>1'\'' '</text:p>
          </table:table-cell>
          <table:table-cell table:number-columns-repeated="2"/>
          <table:table-cell office:value-type="string" calcext:value-type="string">
            <text:p>+ echo 'MODEL_SIZE <text:s text:c="13"/>'\''160</text:p>
          </table:table-cell>
          <table:table-cell office:value-type="string" calcext:value-type="string">
            <text:p><text:s text:c="3"/>160 <text:s text:c="2"/>1'\'' '</text:p>
          </table:table-cell>
          <table:table-cell table:number-columns-repeated="2"/>
          <table:table-cell office:value-type="string" calcext:value-type="string">
            <text:p>+ echo 'MODEL_SIZE <text:s text:c="13"/>'\''320</text:p>
          </table:table-cell>
          <table:table-cell office:value-type="string" calcext:value-type="string">
            <text:p><text:s text:c="3"/>320 <text:s text:c="2"/>1'\'' '</text:p>
          </table:table-cell>
          <table:table-cell table:number-columns-repeated="2"/>
          <table:table-cell office:value-type="string" calcext:value-type="string">
            <text:p>+ echo 'MODEL_SIZE <text:s text:c="13"/>'\''640</text:p>
          </table:table-cell>
          <table:table-cell office:value-type="string" calcext:value-type="string">
            <text:p><text:s text:c="3"/>640 <text:s text:c="2"/>1'\'' '</text:p>
          </table:table-cell>
          <table:table-cell table:number-columns-repeated="2"/>
          <table:table-cell office:value-type="string" calcext:value-type="string">
            <text:p>+ echo 'MODEL_SIZE <text:s text:c="13"/>'\''1280</text:p>
          </table:table-cell>
          <table:table-cell office:value-type="string" calcext:value-type="string">
            <text:p><text:s text:c="4"/>1280 <text:s text:c="2"/>1'\'' '</text:p>
          </table:table-cell>
        </table:table-row>
        <table:table-row table:style-name="ro1">
          <table:table-cell office:value-type="string" calcext:value-type="string">
            <text:p>+ mpirun -np 1 ../../exe/FWD setup.in</text:p>
          </table:table-cell>
          <table:table-cell table:style-name="Default"/>
          <table:table-cell table:number-columns-repeated="2"/>
          <table:table-cell office:value-type="string" calcext:value-type="string">
            <text:p>+ mpirun -np 2 ../../exe/FWD setup.in</text:p>
          </table:table-cell>
          <table:table-cell table:style-name="Default"/>
          <table:table-cell table:number-columns-repeated="2"/>
          <table:table-cell office:value-type="string" calcext:value-type="string">
            <text:p>+ mpirun -np 1 ../../exe/FWD setup.in</text:p>
          </table:table-cell>
          <table:table-cell table:style-name="Default"/>
          <table:table-cell table:number-columns-repeated="2"/>
          <table:table-cell office:value-type="string" calcext:value-type="string">
            <text:p>+ mpirun -np 1 ../../exe/FWD setup.in</text:p>
          </table:table-cell>
          <table:table-cell table:style-name="Default"/>
          <table:table-cell table:number-columns-repeated="2"/>
          <table:table-cell office:value-type="string" calcext:value-type="string">
            <text:p>+ mpirun -np 1 ../../exe/FWD setup.in</text:p>
          </table:table-cell>
          <table:table-cell table:number-columns-repeated="3"/>
          <table:table-cell office:value-type="string" calcext:value-type="string">
            <text:p>+ mpirun -np 1 ../../exe/FWD setup.in</text:p>
          </table:table-cell>
          <table:table-cell table:number-columns-repeated="3"/>
          <table:table-cell office:value-type="string" calcext:value-type="string">
            <text:p>+ mpirun -np 1 ../../exe/FWD setup.in</text:p>
          </table:table-cell>
          <table:table-cell table:number-columns-repeated="3"/>
          <table:table-cell office:value-type="string" calcext:value-type="string">
            <text:p>+ mpirun -np 1 ../../exe/FWD setup.in</text:p>
          </table:table-cell>
          <table:table-cell/>
        </table:table-row>
        <table:table-row table:style-name="ro1">
          <table:table-cell office:value-type="string" calcext:value-type="string">
            <text:p><text:s/>MODEL_SIZE (NZXY) : 10 <text:s text:c="3"/>10 <text:s text:c="2"/>1</text:p>
          </table:table-cell>
          <table:table-cell table:style-name="Default"/>
          <table:table-cell table:number-columns-repeated="2"/>
          <table:table-cell office:value-type="string" calcext:value-type="string">
            <text:p><text:s/>MODEL_SIZE (NZXY) : 20 <text:s text:c="3"/>20 <text:s text:c="2"/>1</text:p>
          </table:table-cell>
          <table:table-cell table:style-name="Default"/>
          <table:table-cell table:number-columns-repeated="2"/>
          <table:table-cell office:value-type="string" calcext:value-type="string">
            <text:p><text:s/>MODEL_SIZE (NZXY) : 40 <text:s text:c="3"/>40 <text:s text:c="2"/>1</text:p>
          </table:table-cell>
          <table:table-cell table:style-name="Default"/>
          <table:table-cell table:number-columns-repeated="2"/>
          <table:table-cell office:value-type="string" calcext:value-type="string">
            <text:p><text:s/>MODEL_SIZE (NZXY) : 80 <text:s text:c="3"/>80 <text:s text:c="2"/>1</text:p>
          </table:table-cell>
          <table:table-cell table:style-name="Default"/>
          <table:table-cell table:number-columns-repeated="2"/>
          <table:table-cell office:value-type="string" calcext:value-type="string">
            <text:p><text:s/>MODEL_SIZE (NZXY) : 160 <text:s text:c="3"/>160 <text:s text:c="2"/>1</text:p>
          </table:table-cell>
          <table:table-cell table:number-columns-repeated="3"/>
          <table:table-cell office:value-type="string" calcext:value-type="string">
            <text:p><text:s/>MODEL_SIZE (NZXY) : 320 <text:s text:c="3"/>320 <text:s text:c="2"/>1</text:p>
          </table:table-cell>
          <table:table-cell table:number-columns-repeated="3"/>
          <table:table-cell office:value-type="string" calcext:value-type="string">
            <text:p><text:s/>MODEL_SIZE (NZXY) : 640 <text:s text:c="3"/>640 <text:s text:c="2"/>1</text:p>
          </table:table-cell>
          <table:table-cell table:number-columns-repeated="3"/>
          <table:table-cell office:value-type="string" calcext:value-type="string">
            <text:p><text:s/>MODEL_SIZE (NZXY) : 1280 <text:s text:c="3"/>1280 <text:s text:c="2"/>1</text:p>
          </table:table-cell>
          <table:table-cell/>
        </table:table-row>
        <table:table-row table:style-name="ro1">
          <table:table-cell office:value-type="string" calcext:value-type="string">
            <text:p><text:s/>NUMBER_SOURCE (NS) : 5</text:p>
          </table:table-cell>
          <table:table-cell table:style-name="Default"/>
          <table:table-cell table:number-columns-repeated="2"/>
          <table:table-cell office:value-type="string" calcext:value-type="string">
            <text:p><text:s/>NUMBER_SOURCE (NS) : 10</text:p>
          </table:table-cell>
          <table:table-cell table:style-name="Default"/>
          <table:table-cell table:number-columns-repeated="2"/>
          <table:table-cell office:value-type="string" calcext:value-type="string">
            <text:p><text:s/>NUMBER_SOURCE (NS) : 5</text:p>
          </table:table-cell>
          <table:table-cell table:style-name="Default"/>
          <table:table-cell table:number-columns-repeated="2"/>
          <table:table-cell office:value-type="string" calcext:value-type="string">
            <text:p><text:s/>NUMBER_SOURCE (NS) : 5</text:p>
          </table:table-cell>
          <table:table-cell table:style-name="Default"/>
          <table:table-cell table:number-columns-repeated="2"/>
          <table:table-cell office:value-type="string" calcext:value-type="string">
            <text:p><text:s/>NUMBER_SOURCE (NS) : 5</text:p>
          </table:table-cell>
          <table:table-cell table:number-columns-repeated="3"/>
          <table:table-cell office:value-type="string" calcext:value-type="string">
            <text:p><text:s/>NUMBER_SOURCE (NS) : 5</text:p>
          </table:table-cell>
          <table:table-cell table:number-columns-repeated="3"/>
          <table:table-cell office:value-type="string" calcext:value-type="string">
            <text:p><text:s/>NUMBER_SOURCE (NS) : 5</text:p>
          </table:table-cell>
          <table:table-cell table:number-columns-repeated="3"/>
          <table:table-cell office:value-type="string" calcext:value-type="string">
            <text:p><text:s/>NUMBER_SOURCE (NS) : 5</text:p>
          </table:table-cell>
          <table:table-cell/>
        </table:table-row>
        <table:table-row table:style-name="ro1">
          <table:table-cell office:value-type="string" calcext:value-type="string">
            <text:p><text:s/>Elapsed time to update velocities</text:p>
          </table:table-cell>
          <table:table-cell office:value-type="float" office:value="0.009310022" calcext:value-type="float">
            <text:p>9.31E-03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125069842" calcext:value-type="float">
            <text:p>1.25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253830552" calcext:value-type="float">
            <text:p>2.54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539503396" calcext:value-type="float">
            <text:p>5.40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111552268" calcext:value-type="float">
            <text:p>0.111552268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339380205" calcext:value-type="float">
            <text:p>0.339380205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1.28096008" calcext:value-type="float">
            <text:p>1.28096008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4.91582108" calcext:value-type="float">
            <text:p>4.91582108</text:p>
          </table:table-cell>
        </table:table-row>
        <table:table-row table:style-name="ro1">
          <table:table-cell office:value-type="string" calcext:value-type="string">
            <text:p><text:s/>Elapsed time to update stresses</text:p>
          </table:table-cell>
          <table:table-cell office:value-type="float" office:value="0.00924398005" calcext:value-type="float">
            <text:p>9.24E-03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124979392" calcext:value-type="float">
            <text:p>1.25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248871297" calcext:value-type="float">
            <text:p>2.49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541680008" calcext:value-type="float">
            <text:p>5.42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110593051" calcext:value-type="float">
            <text:p>0.110593051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334692299" calcext:value-type="float">
            <text:p>0.334692299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1.25830793" calcext:value-type="float">
            <text:p>1.25830793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4.85165024" calcext:value-type="float">
            <text:p>4.85165024</text:p>
          </table:table-cell>
        </table:table-row>
        <table:table-row table:style-name="ro1">
          <table:table-cell office:value-type="string" calcext:value-type="string">
            <text:p><text:s/>Elapsed time to update velocities</text:p>
          </table:table-cell>
          <table:table-cell office:value-type="float" office:value="0.00932896137" calcext:value-type="float">
            <text:p>9.33E-03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125076771" calcext:value-type="float">
            <text:p>1.25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198849142" calcext:value-type="float">
            <text:p>1.99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447268784" calcext:value-type="float">
            <text:p>4.47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108115494" calcext:value-type="float">
            <text:p>0.108115494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334798694" calcext:value-type="float">
            <text:p>0.334798694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1.27908182" calcext:value-type="float">
            <text:p>1.2790818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4.93946457" calcext:value-type="float">
            <text:p>4.93946457</text:p>
          </table:table-cell>
        </table:table-row>
        <table:table-row table:style-name="ro1">
          <table:table-cell office:value-type="string" calcext:value-type="string">
            <text:p><text:s/>Elapsed time to update stresses</text:p>
          </table:table-cell>
          <table:table-cell office:value-type="float" office:value="0.00923794508" calcext:value-type="float">
            <text:p>9.24E-03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123968273" calcext:value-type="float">
            <text:p>1.24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196110904" calcext:value-type="float">
            <text:p>1.96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44846952" calcext:value-type="float">
            <text:p>4.48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106856108" calcext:value-type="float">
            <text:p>0.106856108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331133127" calcext:value-type="float">
            <text:p>0.331133127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1.25732708" calcext:value-type="float">
            <text:p>1.25732708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4.87604332" calcext:value-type="float">
            <text:p>4.87604332</text:p>
          </table:table-cell>
        </table:table-row>
        <table:table-row table:style-name="ro1">
          <table:table-cell office:value-type="string" calcext:value-type="string">
            <text:p><text:s/>Elapsed time to update velocities</text:p>
          </table:table-cell>
          <table:table-cell office:value-type="float" office:value="0.00930008292" calcext:value-type="float">
            <text:p>9.30E-03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125670731" calcext:value-type="float">
            <text:p>1.26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199362338" calcext:value-type="float">
            <text:p>1.99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446450412" calcext:value-type="float">
            <text:p>4.46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106272995" calcext:value-type="float">
            <text:p>0.106272995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338436604" calcext:value-type="float">
            <text:p>0.338436604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1.27889347" calcext:value-type="float">
            <text:p>1.27889347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4.94607353" calcext:value-type="float">
            <text:p>4.94607353</text:p>
          </table:table-cell>
        </table:table-row>
        <table:table-row table:style-name="ro1">
          <table:table-cell office:value-type="string" calcext:value-type="string">
            <text:p><text:s/>Elapsed time to update stresses</text:p>
          </table:table-cell>
          <table:table-cell office:value-type="float" office:value="0.0092420578" calcext:value-type="float">
            <text:p>9.24E-03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124689639" calcext:value-type="float">
            <text:p>1.25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196567178" calcext:value-type="float">
            <text:p>1.97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447020531" calcext:value-type="float">
            <text:p>4.47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10502404" calcext:value-type="float">
            <text:p>0.10502404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334322453" calcext:value-type="float">
            <text:p>0.334322453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1.25814295" calcext:value-type="float">
            <text:p>1.25814295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4.88101959" calcext:value-type="float">
            <text:p>4.88101959</text:p>
          </table:table-cell>
        </table:table-row>
        <table:table-row table:style-name="ro1">
          <table:table-cell office:value-type="string" calcext:value-type="string">
            <text:p><text:s/>Elapsed time to update velocities</text:p>
          </table:table-cell>
          <table:table-cell office:value-type="float" office:value="0.0093189925" calcext:value-type="float">
            <text:p>9.32E-03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124910176" calcext:value-type="float">
            <text:p>1.25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204087496" calcext:value-type="float">
            <text:p>2.04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450335741" calcext:value-type="float">
            <text:p>4.50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106086731" calcext:value-type="float">
            <text:p>0.106086731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331869364" calcext:value-type="float">
            <text:p>0.331869364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1.27904606" calcext:value-type="float">
            <text:p>1.27904606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4.91822052" calcext:value-type="float">
            <text:p>4.91822052</text:p>
          </table:table-cell>
        </table:table-row>
        <table:table-row table:style-name="ro1">
          <table:table-cell office:value-type="string" calcext:value-type="string">
            <text:p><text:s/>Elapsed time to update stresses</text:p>
          </table:table-cell>
          <table:table-cell office:value-type="float" office:value="0.00921398401" calcext:value-type="float">
            <text:p>9.21E-03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123910159" calcext:value-type="float">
            <text:p>1.24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201423466" calcext:value-type="float">
            <text:p>2.01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451022983" calcext:value-type="float">
            <text:p>4.51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104985237" calcext:value-type="float">
            <text:p>0.104985237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327960491" calcext:value-type="float">
            <text:p>0.327960491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1.25803375" calcext:value-type="float">
            <text:p>1.25803375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4.85416031" calcext:value-type="float">
            <text:p>4.85416031</text:p>
          </table:table-cell>
        </table:table-row>
        <table:table-row table:style-name="ro1">
          <table:table-cell office:value-type="string" calcext:value-type="string">
            <text:p><text:s/>Elapsed time to update velocities</text:p>
          </table:table-cell>
          <table:table-cell office:value-type="float" office:value="0.00930796564" calcext:value-type="float">
            <text:p>9.31E-03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125199854" calcext:value-type="float">
            <text:p>1.25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204460025" calcext:value-type="float">
            <text:p>2.04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443801284" calcext:value-type="float">
            <text:p>4.44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107397318" calcext:value-type="float">
            <text:p>0.107397318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334918261" calcext:value-type="float">
            <text:p>0.334918261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1.27870941" calcext:value-type="float">
            <text:p>1.27870941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4.9196434" calcext:value-type="float">
            <text:p>4.9196434</text:p>
          </table:table-cell>
        </table:table-row>
        <table:table-row table:style-name="ro1">
          <table:table-cell office:value-type="string" calcext:value-type="string">
            <text:p><text:s/>Elapsed time to update stresses</text:p>
          </table:table-cell>
          <table:table-cell office:value-type="float" office:value="0.00922200084" calcext:value-type="float">
            <text:p>9.22E-03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124200135" calcext:value-type="float">
            <text:p>1.24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201454759" calcext:value-type="float">
            <text:p>2.01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444681644" calcext:value-type="float">
            <text:p>4.45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106122971" calcext:value-type="float">
            <text:p>0.106122971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330710649" calcext:value-type="float">
            <text:p>0.330710649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1.25751019" calcext:value-type="float">
            <text:p>1.25751019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4.85194016" calcext:value-type="float">
            <text:p>4.85194016</text:p>
          </table:table-cell>
        </table:table-row>
        <table:table-row table:style-name="ro1">
          <table:table-cell/>
          <table:table-cell table:formula="of:=AVERAGE([.B5:.B14])" office:value-type="float" office:value="0.009272599221" calcext:value-type="float">
            <text:p>9.27E-03</text:p>
          </table:table-cell>
          <table:table-cell table:number-columns-repeated="3"/>
          <table:table-cell table:formula="of:=AVERAGE([.F5:.F14])" office:value-type="float" office:value="0.01247674972" calcext:value-type="float">
            <text:p>1.25E-02</text:p>
          </table:table-cell>
          <table:table-cell table:number-columns-repeated="3"/>
          <table:table-cell table:formula="of:=AVERAGE([.J5:.J14])" office:value-type="float" office:value="0.02105017157" calcext:value-type="float">
            <text:p>2.11E-02</text:p>
          </table:table-cell>
          <table:table-cell table:number-columns-repeated="3"/>
          <table:table-cell table:formula="of:=AVERAGE([.N5:.N14])" office:value-type="float" office:value="0.04660234303" calcext:value-type="float">
            <text:p>4.66E-02</text:p>
          </table:table-cell>
          <table:table-cell table:number-columns-repeated="3"/>
          <table:table-cell table:style-name="ce1" table:formula="of:=AVERAGE([.R5:.R14])" office:value-type="float" office:value="0.1073006213" calcext:value-type="float">
            <text:p>1.07E-01</text:p>
          </table:table-cell>
          <table:table-cell table:number-columns-repeated="3"/>
          <table:table-cell table:style-name="ce1" table:formula="of:=AVERAGE([.V5:.V14])" office:value-type="float" office:value="0.3338222147" calcext:value-type="float">
            <text:p>3.34E-01</text:p>
          </table:table-cell>
          <table:table-cell table:number-columns-repeated="3"/>
          <table:table-cell table:style-name="ce1" table:formula="of:=AVERAGE([.Z5:.Z14])" office:value-type="float" office:value="1.268601274" calcext:value-type="float">
            <text:p>1.27E+00</text:p>
          </table:table-cell>
          <table:table-cell table:number-columns-repeated="3"/>
          <table:table-cell table:style-name="ce1" table:formula="of:=AVERAGE([.AD5:.AD14])" office:value-type="float" office:value="4.895403672" calcext:value-type="float">
            <text:p>4.90E+00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+ echo 'MODEL_SIZE <text:s text:c="13"/>'\''10</text:p>
          </table:table-cell>
          <table:table-cell table:style-name="Default" office:value-type="string" calcext:value-type="string">
            <text:p><text:s text:c="2"/>10 <text:s text:c="2"/>1'\'' '</text:p>
          </table:table-cell>
          <table:table-cell table:number-columns-repeated="2"/>
          <table:table-cell office:value-type="string" calcext:value-type="string">
            <text:p>+ echo 'MODEL_SIZE <text:s text:c="13"/>'\''20</text:p>
          </table:table-cell>
          <table:table-cell table:style-name="Default" office:value-type="string" calcext:value-type="string">
            <text:p><text:s text:c="2"/>20 <text:s text:c="2"/>1'\'' '</text:p>
          </table:table-cell>
          <table:table-cell table:number-columns-repeated="2"/>
          <table:table-cell office:value-type="string" calcext:value-type="string">
            <text:p>+ echo 'MODEL_SIZE <text:s text:c="13"/>'\''40</text:p>
          </table:table-cell>
          <table:table-cell table:style-name="Default" office:value-type="string" calcext:value-type="string">
            <text:p><text:s text:c="2"/>40 <text:s text:c="2"/>1'\'' '</text:p>
          </table:table-cell>
          <table:table-cell table:number-columns-repeated="2"/>
          <table:table-cell office:value-type="string" calcext:value-type="string">
            <text:p>+ echo 'MODEL_SIZE <text:s text:c="13"/>'\''80</text:p>
          </table:table-cell>
          <table:table-cell table:style-name="Default" office:value-type="string" calcext:value-type="string">
            <text:p><text:s text:c="2"/>80 <text:s text:c="2"/>1'\'' '</text:p>
          </table:table-cell>
          <table:table-cell table:number-columns-repeated="2"/>
          <table:table-cell office:value-type="string" calcext:value-type="string">
            <text:p>+ echo 'MODEL_SIZE <text:s text:c="13"/>'\''160</text:p>
          </table:table-cell>
          <table:table-cell office:value-type="string" calcext:value-type="string">
            <text:p><text:s text:c="3"/>160 <text:s text:c="2"/>1'\'' '</text:p>
          </table:table-cell>
          <table:table-cell table:number-columns-repeated="2"/>
          <table:table-cell office:value-type="string" calcext:value-type="string">
            <text:p>+ echo 'MODEL_SIZE <text:s text:c="13"/>'\''320</text:p>
          </table:table-cell>
          <table:table-cell office:value-type="string" calcext:value-type="string">
            <text:p><text:s text:c="3"/>320 <text:s text:c="2"/>1'\'' '</text:p>
          </table:table-cell>
          <table:table-cell table:number-columns-repeated="2"/>
          <table:table-cell office:value-type="string" calcext:value-type="string">
            <text:p>+ echo 'MODEL_SIZE <text:s text:c="13"/>'\''640</text:p>
          </table:table-cell>
          <table:table-cell office:value-type="string" calcext:value-type="string">
            <text:p><text:s text:c="3"/>640 <text:s text:c="2"/>1'\'' '</text:p>
          </table:table-cell>
          <table:table-cell table:number-columns-repeated="2"/>
          <table:table-cell office:value-type="string" calcext:value-type="string">
            <text:p>+ echo 'MODEL_SIZE <text:s text:c="13"/>'\''1280</text:p>
          </table:table-cell>
          <table:table-cell office:value-type="string" calcext:value-type="string">
            <text:p><text:s text:c="4"/>1280 <text:s text:c="2"/>1'\'' '</text:p>
          </table:table-cell>
        </table:table-row>
        <table:table-row table:style-name="ro1">
          <table:table-cell office:value-type="string" calcext:value-type="string">
            <text:p>+ mpirun -np 2 ../../exe/FWD setup.in</text:p>
          </table:table-cell>
          <table:table-cell table:style-name="Default"/>
          <table:table-cell table:number-columns-repeated="2"/>
          <table:table-cell office:value-type="string" calcext:value-type="string">
            <text:p>+ mpirun -np 4 ../../exe/FWD setup.in</text:p>
          </table:table-cell>
          <table:table-cell table:style-name="Default"/>
          <table:table-cell table:number-columns-repeated="2"/>
          <table:table-cell office:value-type="string" calcext:value-type="string">
            <text:p>+ mpirun -np 2 ../../exe/FWD setup.in</text:p>
          </table:table-cell>
          <table:table-cell table:style-name="Default"/>
          <table:table-cell table:number-columns-repeated="2"/>
          <table:table-cell office:value-type="string" calcext:value-type="string">
            <text:p>+ mpirun -np 2 ../../exe/FWD setup.in</text:p>
          </table:table-cell>
          <table:table-cell table:style-name="Default"/>
          <table:table-cell table:number-columns-repeated="2"/>
          <table:table-cell office:value-type="string" calcext:value-type="string">
            <text:p>+ mpirun -np 2 ../../exe/FWD setup.in</text:p>
          </table:table-cell>
          <table:table-cell table:number-columns-repeated="3"/>
          <table:table-cell office:value-type="string" calcext:value-type="string">
            <text:p>+ mpirun -np 2 ../../exe/FWD setup.in</text:p>
          </table:table-cell>
          <table:table-cell table:number-columns-repeated="3"/>
          <table:table-cell office:value-type="string" calcext:value-type="string">
            <text:p>+ mpirun -np 2 ../../exe/FWD setup.in</text:p>
          </table:table-cell>
          <table:table-cell table:number-columns-repeated="3"/>
          <table:table-cell office:value-type="string" calcext:value-type="string">
            <text:p>+ mpirun -np 2 ../../exe/FWD setup.in</text:p>
          </table:table-cell>
          <table:table-cell/>
        </table:table-row>
        <table:table-row table:style-name="ro1">
          <table:table-cell office:value-type="string" calcext:value-type="string">
            <text:p><text:s/>MODEL_SIZE (NZXY) : 10 <text:s text:c="3"/>10 <text:s text:c="2"/>1</text:p>
          </table:table-cell>
          <table:table-cell table:style-name="Default"/>
          <table:table-cell table:number-columns-repeated="2"/>
          <table:table-cell office:value-type="string" calcext:value-type="string">
            <text:p><text:s/>MODEL_SIZE (NZXY) : 20 <text:s text:c="3"/>20 <text:s text:c="2"/>1</text:p>
          </table:table-cell>
          <table:table-cell table:style-name="Default"/>
          <table:table-cell table:number-columns-repeated="2"/>
          <table:table-cell office:value-type="string" calcext:value-type="string">
            <text:p><text:s/>MODEL_SIZE (NZXY) : 40 <text:s text:c="3"/>40 <text:s text:c="2"/>1</text:p>
          </table:table-cell>
          <table:table-cell table:style-name="Default"/>
          <table:table-cell table:number-columns-repeated="2"/>
          <table:table-cell office:value-type="string" calcext:value-type="string">
            <text:p><text:s/>MODEL_SIZE (NZXY) : 80 <text:s text:c="3"/>80 <text:s text:c="2"/>1</text:p>
          </table:table-cell>
          <table:table-cell table:style-name="Default"/>
          <table:table-cell table:number-columns-repeated="2"/>
          <table:table-cell office:value-type="string" calcext:value-type="string">
            <text:p><text:s/>MODEL_SIZE (NZXY) : 160 <text:s text:c="3"/>160 <text:s text:c="2"/>1</text:p>
          </table:table-cell>
          <table:table-cell table:number-columns-repeated="3"/>
          <table:table-cell office:value-type="string" calcext:value-type="string">
            <text:p><text:s/>MODEL_SIZE (NZXY) : 320 <text:s text:c="3"/>320 <text:s text:c="2"/>1</text:p>
          </table:table-cell>
          <table:table-cell table:number-columns-repeated="3"/>
          <table:table-cell office:value-type="string" calcext:value-type="string">
            <text:p><text:s/>MODEL_SIZE (NZXY) : 640 <text:s text:c="3"/>640 <text:s text:c="2"/>1</text:p>
          </table:table-cell>
          <table:table-cell table:number-columns-repeated="3"/>
          <table:table-cell office:value-type="string" calcext:value-type="string">
            <text:p><text:s/>MODEL_SIZE (NZXY) : 1280 <text:s text:c="3"/>1280 <text:s text:c="2"/>1</text:p>
          </table:table-cell>
          <table:table-cell/>
        </table:table-row>
        <table:table-row table:style-name="ro1">
          <table:table-cell office:value-type="string" calcext:value-type="string">
            <text:p><text:s/>NUMBER_SOURCE (NS) : 10</text:p>
          </table:table-cell>
          <table:table-cell table:style-name="Default"/>
          <table:table-cell table:number-columns-repeated="2"/>
          <table:table-cell office:value-type="string" calcext:value-type="string">
            <text:p><text:s/>NUMBER_SOURCE (NS) : 20</text:p>
          </table:table-cell>
          <table:table-cell table:style-name="Default"/>
          <table:table-cell table:number-columns-repeated="2"/>
          <table:table-cell office:value-type="string" calcext:value-type="string">
            <text:p><text:s/>NUMBER_SOURCE (NS) : 10</text:p>
          </table:table-cell>
          <table:table-cell table:style-name="Default"/>
          <table:table-cell table:number-columns-repeated="2"/>
          <table:table-cell office:value-type="string" calcext:value-type="string">
            <text:p><text:s/>NUMBER_SOURCE (NS) : 10</text:p>
          </table:table-cell>
          <table:table-cell table:style-name="Default"/>
          <table:table-cell table:number-columns-repeated="2"/>
          <table:table-cell office:value-type="string" calcext:value-type="string">
            <text:p><text:s/>NUMBER_SOURCE (NS) : 10</text:p>
          </table:table-cell>
          <table:table-cell table:number-columns-repeated="3"/>
          <table:table-cell office:value-type="string" calcext:value-type="string">
            <text:p><text:s/>NUMBER_SOURCE (NS) : 10</text:p>
          </table:table-cell>
          <table:table-cell table:number-columns-repeated="3"/>
          <table:table-cell office:value-type="string" calcext:value-type="string">
            <text:p><text:s/>NUMBER_SOURCE (NS) : 10</text:p>
          </table:table-cell>
          <table:table-cell table:number-columns-repeated="3"/>
          <table:table-cell office:value-type="string" calcext:value-type="string">
            <text:p><text:s/>NUMBER_SOURCE (NS) : 10</text:p>
          </table:table-cell>
          <table:table-cell/>
        </table:table-row>
        <table:table-row table:style-name="ro1">
          <table:table-cell office:value-type="string" calcext:value-type="string">
            <text:p><text:s/>Elapsed time to update velocities</text:p>
          </table:table-cell>
          <table:table-cell office:value-type="float" office:value="0.00929088891" calcext:value-type="float">
            <text:p>9.29E-03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125056654" calcext:value-type="float">
            <text:p>1.25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205029249" calcext:value-type="float">
            <text:p>2.05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451825857" calcext:value-type="float">
            <text:p>4.52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110149652" calcext:value-type="float">
            <text:p>0.11014965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357724369" calcext:value-type="float">
            <text:p>0.357724369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1.32354879" calcext:value-type="float">
            <text:p>1.32354879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5.00236607" calcext:value-type="float">
            <text:p>5.00236607</text:p>
          </table:table-cell>
        </table:table-row>
        <table:table-row table:style-name="ro1">
          <table:table-cell office:value-type="string" calcext:value-type="string">
            <text:p><text:s/>Elapsed time to update stresses</text:p>
          </table:table-cell>
          <table:table-cell office:value-type="float" office:value="0.00916488469" calcext:value-type="float">
            <text:p>9.16E-03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123946592" calcext:value-type="float">
            <text:p>1.24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201668888" calcext:value-type="float">
            <text:p>2.02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455141813" calcext:value-type="float">
            <text:p>4.55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108974099" calcext:value-type="float">
            <text:p>0.108974099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349639416" calcext:value-type="float">
            <text:p>0.349639416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1.29242039" calcext:value-type="float">
            <text:p>1.29242039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4.92068577" calcext:value-type="float">
            <text:p>4.92068577</text:p>
          </table:table-cell>
        </table:table-row>
        <table:table-row table:style-name="ro1">
          <table:table-cell office:value-type="string" calcext:value-type="string">
            <text:p><text:s/>Elapsed time to update velocities</text:p>
          </table:table-cell>
          <table:table-cell office:value-type="float" office:value="0.00929995626" calcext:value-type="float">
            <text:p>9.30E-03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124740377" calcext:value-type="float">
            <text:p>1.25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20394519" calcext:value-type="float">
            <text:p>2.04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451284051" calcext:value-type="float">
            <text:p>4.51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111206591" calcext:value-type="float">
            <text:p>0.111206591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358564734" calcext:value-type="float">
            <text:p>0.358564734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1.31285858" calcext:value-type="float">
            <text:p>1.31285858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5.00201416" calcext:value-type="float">
            <text:p>5.00201416</text:p>
          </table:table-cell>
        </table:table-row>
        <table:table-row table:style-name="ro1">
          <table:table-cell office:value-type="string" calcext:value-type="string">
            <text:p><text:s/>Elapsed time to update stresses</text:p>
          </table:table-cell>
          <table:table-cell office:value-type="float" office:value="0.00917695463" calcext:value-type="float">
            <text:p>9.18E-03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123900697" calcext:value-type="float">
            <text:p>1.24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201470256" calcext:value-type="float">
            <text:p>2.01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454207063" calcext:value-type="float">
            <text:p>4.54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109942198" calcext:value-type="float">
            <text:p>0.109942198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35218966" calcext:value-type="float">
            <text:p>0.35218966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1.28547621" calcext:value-type="float">
            <text:p>1.28547621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4.91118622" calcext:value-type="float">
            <text:p>4.91118622</text:p>
          </table:table-cell>
        </table:table-row>
        <table:table-row table:style-name="ro1">
          <table:table-cell office:value-type="string" calcext:value-type="string">
            <text:p><text:s/>Elapsed time to update velocities</text:p>
          </table:table-cell>
          <table:table-cell office:value-type="float" office:value="0.00956870615" calcext:value-type="float">
            <text:p>9.57E-03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12487784" calcext:value-type="float">
            <text:p>1.25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203760862" calcext:value-type="float">
            <text:p>2.04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451169312" calcext:value-type="float">
            <text:p>4.51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112136185" calcext:value-type="float">
            <text:p>0.112136185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358137369" calcext:value-type="float">
            <text:p>0.358137369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1.32345867" calcext:value-type="float">
            <text:p>1.32345867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4.97093201" calcext:value-type="float">
            <text:p>4.97093201</text:p>
          </table:table-cell>
        </table:table-row>
        <table:table-row table:style-name="ro1">
          <table:table-cell office:value-type="string" calcext:value-type="string">
            <text:p><text:s/>Elapsed time to update stresses</text:p>
          </table:table-cell>
          <table:table-cell office:value-type="float" office:value="0.00935675949" calcext:value-type="float">
            <text:p>9.36E-03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123809129" calcext:value-type="float">
            <text:p>1.24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201411396" calcext:value-type="float">
            <text:p>2.01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454370379" calcext:value-type="float">
            <text:p>4.54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110653877" calcext:value-type="float">
            <text:p>0.110653877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352204561" calcext:value-type="float">
            <text:p>0.352204561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1.29490566" calcext:value-type="float">
            <text:p>1.29490566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4.89115334" calcext:value-type="float">
            <text:p>4.89115334</text:p>
          </table:table-cell>
        </table:table-row>
        <table:table-row table:style-name="ro1">
          <table:table-cell office:value-type="string" calcext:value-type="string">
            <text:p><text:s/>Elapsed time to update velocities</text:p>
          </table:table-cell>
          <table:table-cell office:value-type="float" office:value="0.00944906473" calcext:value-type="float">
            <text:p>9.45E-03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124729127" calcext:value-type="float">
            <text:p>1.25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204411298" calcext:value-type="float">
            <text:p>2.04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453027487" calcext:value-type="float">
            <text:p>4.53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110997856" calcext:value-type="float">
            <text:p>0.110997856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357198477" calcext:value-type="float">
            <text:p>0.357198477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1.32013416" calcext:value-type="float">
            <text:p>1.32013416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4.97292709" calcext:value-type="float">
            <text:p>4.97292709</text:p>
          </table:table-cell>
        </table:table-row>
        <table:table-row table:style-name="ro1">
          <table:table-cell office:value-type="string" calcext:value-type="string">
            <text:p><text:s/>Elapsed time to update stresses</text:p>
          </table:table-cell>
          <table:table-cell office:value-type="float" office:value="0.00923395157" calcext:value-type="float">
            <text:p>9.23E-03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12364924" calcext:value-type="float">
            <text:p>1.24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201530755" calcext:value-type="float">
            <text:p>2.02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456573069" calcext:value-type="float">
            <text:p>4.57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109827578" calcext:value-type="float">
            <text:p>0.109827578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349657297" calcext:value-type="float">
            <text:p>0.349657297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1.29027271" calcext:value-type="float">
            <text:p>1.29027271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4.88857651" calcext:value-type="float">
            <text:p>4.88857651</text:p>
          </table:table-cell>
        </table:table-row>
        <table:table-row table:style-name="ro1">
          <table:table-cell office:value-type="string" calcext:value-type="string">
            <text:p><text:s/>Elapsed time to update velocities</text:p>
          </table:table-cell>
          <table:table-cell office:value-type="float" office:value="0.00927695632" calcext:value-type="float">
            <text:p>9.28E-03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124860704" calcext:value-type="float">
            <text:p>1.25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203883052" calcext:value-type="float">
            <text:p>2.04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450846553" calcext:value-type="float">
            <text:p>4.51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111450791" calcext:value-type="float">
            <text:p>0.111450791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356389999" calcext:value-type="float">
            <text:p>0.356389999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1.31414223" calcext:value-type="float">
            <text:p>1.31414223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4.97370911" calcext:value-type="float">
            <text:p>4.97370911</text:p>
          </table:table-cell>
        </table:table-row>
        <table:table-row table:style-name="ro1">
          <table:table-cell office:value-type="string" calcext:value-type="string">
            <text:p><text:s/>Elapsed time to update stresses</text:p>
          </table:table-cell>
          <table:table-cell office:value-type="float" office:value="0.00917801261" calcext:value-type="float">
            <text:p>9.18E-03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123779476" calcext:value-type="float">
            <text:p>1.24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201293528" calcext:value-type="float">
            <text:p>2.01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454320908" calcext:value-type="float">
            <text:p>4.54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109920263" calcext:value-type="float">
            <text:p>0.109920263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349560499" calcext:value-type="float">
            <text:p>0.349560499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1.28532028" calcext:value-type="float">
            <text:p>1.28532028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4.87916183" calcext:value-type="float">
            <text:p>4.87916183</text:p>
          </table:table-cell>
        </table:table-row>
        <table:table-row table:style-name="ro1">
          <table:table-cell/>
          <table:table-cell table:formula="of:=AVERAGE([.B21:.B30])" office:value-type="float" office:value="0.009299613536" calcext:value-type="float">
            <text:p>9.30E-03</text:p>
          </table:table-cell>
          <table:table-cell table:number-columns-repeated="3"/>
          <table:table-cell table:formula="of:=AVERAGE([.F21:.F30])" office:value-type="float" office:value="0.01243349836" calcext:value-type="float">
            <text:p>1.24E-02</text:p>
          </table:table-cell>
          <table:table-cell table:number-columns-repeated="3"/>
          <table:table-cell table:formula="of:=AVERAGE([.J21:.J30])" office:value-type="float" office:value="0.02028404474" calcext:value-type="float">
            <text:p>2.03E-02</text:p>
          </table:table-cell>
          <table:table-cell table:number-columns-repeated="3"/>
          <table:table-cell table:formula="of:=AVERAGE([.N21:.N30])" office:value-type="float" office:value="0.04532766492" calcext:value-type="float">
            <text:p>4.53E-02</text:p>
          </table:table-cell>
          <table:table-cell table:number-columns-repeated="3"/>
          <table:table-cell table:style-name="ce1" table:formula="of:=AVERAGE([.R21:.R30])" office:value-type="float" office:value="0.110525909" calcext:value-type="float">
            <text:p>1.11E-01</text:p>
          </table:table-cell>
          <table:table-cell table:number-columns-repeated="3"/>
          <table:table-cell table:style-name="ce1" table:formula="of:=AVERAGE([.V21:.V30])" office:value-type="float" office:value="0.3541266381" calcext:value-type="float">
            <text:p>3.54E-01</text:p>
          </table:table-cell>
          <table:table-cell table:number-columns-repeated="3"/>
          <table:table-cell table:style-name="ce1" table:formula="of:=AVERAGE([.Z21:.Z30])" office:value-type="float" office:value="1.304253768" calcext:value-type="float">
            <text:p>1.30E+00</text:p>
          </table:table-cell>
          <table:table-cell table:number-columns-repeated="3"/>
          <table:table-cell table:style-name="ce1" table:formula="of:=AVERAGE([.AD21:.AD30])" office:value-type="float" office:value="4.941271211" calcext:value-type="float">
            <text:p>4.94E+00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+ echo 'MODEL_SIZE <text:s text:c="13"/>'\''10</text:p>
          </table:table-cell>
          <table:table-cell table:style-name="Default" office:value-type="string" calcext:value-type="string">
            <text:p><text:s text:c="2"/>10 <text:s text:c="2"/>1'\'' '</text:p>
          </table:table-cell>
          <table:table-cell table:number-columns-repeated="2"/>
          <table:table-cell office:value-type="string" calcext:value-type="string">
            <text:p>+ echo 'MODEL_SIZE <text:s text:c="13"/>'\''20</text:p>
          </table:table-cell>
          <table:table-cell table:style-name="Default" office:value-type="string" calcext:value-type="string">
            <text:p><text:s text:c="2"/>20 <text:s text:c="2"/>1'\'' '</text:p>
          </table:table-cell>
          <table:table-cell table:number-columns-repeated="2"/>
          <table:table-cell office:value-type="string" calcext:value-type="string">
            <text:p>+ echo 'MODEL_SIZE <text:s text:c="13"/>'\''40</text:p>
          </table:table-cell>
          <table:table-cell table:style-name="Default" office:value-type="string" calcext:value-type="string">
            <text:p><text:s text:c="2"/>40 <text:s text:c="2"/>1'\'' '</text:p>
          </table:table-cell>
          <table:table-cell table:number-columns-repeated="2"/>
          <table:table-cell office:value-type="string" calcext:value-type="string">
            <text:p>+ echo 'MODEL_SIZE <text:s text:c="13"/>'\''80</text:p>
          </table:table-cell>
          <table:table-cell table:style-name="Default" office:value-type="string" calcext:value-type="string">
            <text:p><text:s text:c="2"/>80 <text:s text:c="2"/>1'\'' '</text:p>
          </table:table-cell>
          <table:table-cell table:number-columns-repeated="2"/>
          <table:table-cell office:value-type="string" calcext:value-type="string">
            <text:p>+ echo 'MODEL_SIZE <text:s text:c="13"/>'\''160</text:p>
          </table:table-cell>
          <table:table-cell office:value-type="string" calcext:value-type="string">
            <text:p><text:s text:c="3"/>160 <text:s text:c="2"/>1'\'' '</text:p>
          </table:table-cell>
          <table:table-cell table:number-columns-repeated="2"/>
          <table:table-cell office:value-type="string" calcext:value-type="string">
            <text:p>+ echo 'MODEL_SIZE <text:s text:c="13"/>'\''320</text:p>
          </table:table-cell>
          <table:table-cell office:value-type="string" calcext:value-type="string">
            <text:p><text:s text:c="3"/>320 <text:s text:c="2"/>1'\'' '</text:p>
          </table:table-cell>
          <table:table-cell table:number-columns-repeated="2"/>
          <table:table-cell office:value-type="string" calcext:value-type="string">
            <text:p>+ echo 'MODEL_SIZE <text:s text:c="13"/>'\''640</text:p>
          </table:table-cell>
          <table:table-cell office:value-type="string" calcext:value-type="string">
            <text:p><text:s text:c="3"/>640 <text:s text:c="2"/>1'\'' '</text:p>
          </table:table-cell>
          <table:table-cell table:number-columns-repeated="2"/>
          <table:table-cell office:value-type="string" calcext:value-type="string">
            <text:p>+ echo 'MODEL_SIZE <text:s text:c="13"/>'\''1280</text:p>
          </table:table-cell>
          <table:table-cell office:value-type="string" calcext:value-type="string">
            <text:p><text:s text:c="4"/>1280 <text:s text:c="2"/>1'\'' '</text:p>
          </table:table-cell>
        </table:table-row>
        <table:table-row table:style-name="ro1">
          <table:table-cell office:value-type="string" calcext:value-type="string">
            <text:p>+ mpirun -np 4 ../../exe/FWD setup.in</text:p>
          </table:table-cell>
          <table:table-cell table:style-name="Default"/>
          <table:table-cell table:number-columns-repeated="2"/>
          <table:table-cell office:value-type="string" calcext:value-type="string">
            <text:p>+ mpirun -np 8 ../../exe/FWD setup.in</text:p>
          </table:table-cell>
          <table:table-cell table:style-name="Default"/>
          <table:table-cell table:number-columns-repeated="2"/>
          <table:table-cell office:value-type="string" calcext:value-type="string">
            <text:p>+ mpirun -np 4 ../../exe/FWD setup.in</text:p>
          </table:table-cell>
          <table:table-cell table:style-name="Default"/>
          <table:table-cell table:number-columns-repeated="2"/>
          <table:table-cell office:value-type="string" calcext:value-type="string">
            <text:p>+ mpirun -np 4 ../../exe/FWD setup.in</text:p>
          </table:table-cell>
          <table:table-cell table:style-name="Default"/>
          <table:table-cell table:number-columns-repeated="2"/>
          <table:table-cell office:value-type="string" calcext:value-type="string">
            <text:p>+ mpirun -np 4 ../../exe/FWD setup.in</text:p>
          </table:table-cell>
          <table:table-cell table:number-columns-repeated="3"/>
          <table:table-cell office:value-type="string" calcext:value-type="string">
            <text:p>+ mpirun -np 4 ../../exe/FWD setup.in</text:p>
          </table:table-cell>
          <table:table-cell table:number-columns-repeated="3"/>
          <table:table-cell office:value-type="string" calcext:value-type="string">
            <text:p>+ mpirun -np 4 ../../exe/FWD setup.in</text:p>
          </table:table-cell>
          <table:table-cell table:number-columns-repeated="3"/>
          <table:table-cell office:value-type="string" calcext:value-type="string">
            <text:p>+ mpirun -np 4 ../../exe/FWD setup.in</text:p>
          </table:table-cell>
          <table:table-cell/>
        </table:table-row>
        <table:table-row table:style-name="ro1">
          <table:table-cell office:value-type="string" calcext:value-type="string">
            <text:p><text:s/>MODEL_SIZE (NZXY) : 10 <text:s text:c="3"/>10 <text:s text:c="2"/>1</text:p>
          </table:table-cell>
          <table:table-cell table:style-name="Default"/>
          <table:table-cell table:number-columns-repeated="2"/>
          <table:table-cell office:value-type="string" calcext:value-type="string">
            <text:p><text:s/>MODEL_SIZE (NZXY) : 20 <text:s text:c="3"/>20 <text:s text:c="2"/>1</text:p>
          </table:table-cell>
          <table:table-cell table:style-name="Default"/>
          <table:table-cell table:number-columns-repeated="2"/>
          <table:table-cell office:value-type="string" calcext:value-type="string">
            <text:p><text:s/>MODEL_SIZE (NZXY) : 40 <text:s text:c="3"/>40 <text:s text:c="2"/>1</text:p>
          </table:table-cell>
          <table:table-cell table:style-name="Default"/>
          <table:table-cell table:number-columns-repeated="2"/>
          <table:table-cell office:value-type="string" calcext:value-type="string">
            <text:p><text:s/>MODEL_SIZE (NZXY) : 80 <text:s text:c="3"/>80 <text:s text:c="2"/>1</text:p>
          </table:table-cell>
          <table:table-cell table:style-name="Default"/>
          <table:table-cell table:number-columns-repeated="2"/>
          <table:table-cell office:value-type="string" calcext:value-type="string">
            <text:p><text:s/>MODEL_SIZE (NZXY) : 160 <text:s text:c="3"/>160 <text:s text:c="2"/>1</text:p>
          </table:table-cell>
          <table:table-cell table:number-columns-repeated="3"/>
          <table:table-cell office:value-type="string" calcext:value-type="string">
            <text:p><text:s/>MODEL_SIZE (NZXY) : 320 <text:s text:c="3"/>320 <text:s text:c="2"/>1</text:p>
          </table:table-cell>
          <table:table-cell table:number-columns-repeated="3"/>
          <table:table-cell office:value-type="string" calcext:value-type="string">
            <text:p><text:s/>MODEL_SIZE (NZXY) : 640 <text:s text:c="3"/>640 <text:s text:c="2"/>1</text:p>
          </table:table-cell>
          <table:table-cell table:number-columns-repeated="3"/>
          <table:table-cell office:value-type="string" calcext:value-type="string">
            <text:p><text:s/>MODEL_SIZE (NZXY) : 1280 <text:s text:c="3"/>1280 <text:s text:c="2"/>1</text:p>
          </table:table-cell>
          <table:table-cell/>
        </table:table-row>
        <table:table-row table:style-name="ro1">
          <table:table-cell office:value-type="string" calcext:value-type="string">
            <text:p><text:s/>NUMBER_SOURCE (NS) : 20</text:p>
          </table:table-cell>
          <table:table-cell table:style-name="Default"/>
          <table:table-cell table:number-columns-repeated="2"/>
          <table:table-cell office:value-type="string" calcext:value-type="string">
            <text:p><text:s/>NUMBER_SOURCE (NS) : 40</text:p>
          </table:table-cell>
          <table:table-cell table:style-name="Default"/>
          <table:table-cell table:number-columns-repeated="2"/>
          <table:table-cell office:value-type="string" calcext:value-type="string">
            <text:p><text:s/>NUMBER_SOURCE (NS) : 20</text:p>
          </table:table-cell>
          <table:table-cell table:style-name="Default"/>
          <table:table-cell table:number-columns-repeated="2"/>
          <table:table-cell office:value-type="string" calcext:value-type="string">
            <text:p><text:s/>NUMBER_SOURCE (NS) : 20</text:p>
          </table:table-cell>
          <table:table-cell table:style-name="Default"/>
          <table:table-cell table:number-columns-repeated="2"/>
          <table:table-cell office:value-type="string" calcext:value-type="string">
            <text:p><text:s/>NUMBER_SOURCE (NS) : 20</text:p>
          </table:table-cell>
          <table:table-cell table:number-columns-repeated="3"/>
          <table:table-cell office:value-type="string" calcext:value-type="string">
            <text:p><text:s/>NUMBER_SOURCE (NS) : 20</text:p>
          </table:table-cell>
          <table:table-cell table:number-columns-repeated="3"/>
          <table:table-cell office:value-type="string" calcext:value-type="string">
            <text:p><text:s/>NUMBER_SOURCE (NS) : 20</text:p>
          </table:table-cell>
          <table:table-cell table:number-columns-repeated="3"/>
          <table:table-cell office:value-type="string" calcext:value-type="string">
            <text:p><text:s/>NUMBER_SOURCE (NS) : 20</text:p>
          </table:table-cell>
          <table:table-cell/>
        </table:table-row>
        <table:table-row table:style-name="ro1">
          <table:table-cell office:value-type="string" calcext:value-type="string">
            <text:p><text:s/>Elapsed time to update velocities</text:p>
          </table:table-cell>
          <table:table-cell office:value-type="float" office:value="0.0161210224" calcext:value-type="float">
            <text:p>1.61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240399539" calcext:value-type="float">
            <text:p>2.40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23585923" calcext:value-type="float">
            <text:p>2.36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453067273" calcext:value-type="float">
            <text:p>4.53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113410503" calcext:value-type="float">
            <text:p>0.113410503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373898447" calcext:value-type="float">
            <text:p>0.373898447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1.46076822" calcext:value-type="float">
            <text:p>1.4607682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5.63906765" calcext:value-type="float">
            <text:p>5.63906765</text:p>
          </table:table-cell>
        </table:table-row>
        <table:table-row table:style-name="ro1">
          <table:table-cell office:value-type="string" calcext:value-type="string">
            <text:p><text:s/>Elapsed time to update stresses</text:p>
          </table:table-cell>
          <table:table-cell office:value-type="float" office:value="0.0164868981" calcext:value-type="float">
            <text:p>1.65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229150951" calcext:value-type="float">
            <text:p>2.29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233689621" calcext:value-type="float">
            <text:p>2.34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455743372" calcext:value-type="float">
            <text:p>4.56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112065673" calcext:value-type="float">
            <text:p>0.112065673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364144683" calcext:value-type="float">
            <text:p>0.364144683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1.38923693" calcext:value-type="float">
            <text:p>1.38923693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5.42370319" calcext:value-type="float">
            <text:p>5.42370319</text:p>
          </table:table-cell>
        </table:table-row>
        <table:table-row table:style-name="ro1">
          <table:table-cell office:value-type="string" calcext:value-type="string">
            <text:p><text:s/>Elapsed time to update velocities</text:p>
          </table:table-cell>
          <table:table-cell office:value-type="float" office:value="0.012219131" calcext:value-type="float">
            <text:p>1.22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22302255" calcext:value-type="float">
            <text:p>2.23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20415619" calcext:value-type="float">
            <text:p>2.04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501151532" calcext:value-type="float">
            <text:p>5.01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111834168" calcext:value-type="float">
            <text:p>0.111834168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377127051" calcext:value-type="float">
            <text:p>0.377127051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1.45724869" calcext:value-type="float">
            <text:p>1.45724869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5.62683105" calcext:value-type="float">
            <text:p>5.62683105</text:p>
          </table:table-cell>
        </table:table-row>
        <table:table-row table:style-name="ro1">
          <table:table-cell office:value-type="string" calcext:value-type="string">
            <text:p><text:s/>Elapsed time to update stresses</text:p>
          </table:table-cell>
          <table:table-cell office:value-type="float" office:value="0.0123339444" calcext:value-type="float">
            <text:p>1.23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216196328" calcext:value-type="float">
            <text:p>2.16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20152986" calcext:value-type="float">
            <text:p>2.02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505512357" calcext:value-type="float">
            <text:p>5.06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110755622" calcext:value-type="float">
            <text:p>0.11075562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367856026" calcext:value-type="float">
            <text:p>0.367856026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1.3951869" calcext:value-type="float">
            <text:p>1.3951869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5.36748314" calcext:value-type="float">
            <text:p>5.36748314</text:p>
          </table:table-cell>
        </table:table-row>
        <table:table-row table:style-name="ro1">
          <table:table-cell office:value-type="string" calcext:value-type="string">
            <text:p><text:s/>Elapsed time to update velocities</text:p>
          </table:table-cell>
          <table:table-cell office:value-type="float" office:value="0.0092548281" calcext:value-type="float">
            <text:p>9.25E-03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22038281" calcext:value-type="float">
            <text:p>2.20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204150528" calcext:value-type="float">
            <text:p>2.04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451880991" calcext:value-type="float">
            <text:p>4.52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113471389" calcext:value-type="float">
            <text:p>0.113471389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375018358" calcext:value-type="float">
            <text:p>0.375018358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1.44612408" calcext:value-type="float">
            <text:p>1.44612408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5.63404846" calcext:value-type="float">
            <text:p>5.63404846</text:p>
          </table:table-cell>
        </table:table-row>
        <table:table-row table:style-name="ro1">
          <table:table-cell office:value-type="string" calcext:value-type="string">
            <text:p><text:s/>Elapsed time to update stresses</text:p>
          </table:table-cell>
          <table:table-cell office:value-type="float" office:value="0.00921885669" calcext:value-type="float">
            <text:p>9.22E-03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215690732" calcext:value-type="float">
            <text:p>2.16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201519579" calcext:value-type="float">
            <text:p>2.02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454970598" calcext:value-type="float">
            <text:p>4.55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112624943" calcext:value-type="float">
            <text:p>0.112624943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365726233" calcext:value-type="float">
            <text:p>0.365726233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1.4002676" calcext:value-type="float">
            <text:p>1.4002676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5.40648651" calcext:value-type="float">
            <text:p>5.40648651</text:p>
          </table:table-cell>
        </table:table-row>
        <table:table-row table:style-name="ro1">
          <table:table-cell office:value-type="string" calcext:value-type="string">
            <text:p><text:s/>Elapsed time to update velocities</text:p>
          </table:table-cell>
          <table:table-cell office:value-type="float" office:value="0.0163711309" calcext:value-type="float">
            <text:p>1.64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229392946" calcext:value-type="float">
            <text:p>2.29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20506084" calcext:value-type="float">
            <text:p>2.05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452230871" calcext:value-type="float">
            <text:p>4.52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112018108" calcext:value-type="float">
            <text:p>0.112018108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388637066" calcext:value-type="float">
            <text:p>0.388637066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1.4639616" calcext:value-type="float">
            <text:p>1.4639616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5.69692612" calcext:value-type="float">
            <text:p>5.69692612</text:p>
          </table:table-cell>
        </table:table-row>
        <table:table-row table:style-name="ro1">
          <table:table-cell office:value-type="string" calcext:value-type="string">
            <text:p><text:s/>Elapsed time to update stresses</text:p>
          </table:table-cell>
          <table:table-cell office:value-type="float" office:value="0.0161211193" calcext:value-type="float">
            <text:p>1.61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226632059" calcext:value-type="float">
            <text:p>2.27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201492161" calcext:value-type="float">
            <text:p>2.01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454409122" calcext:value-type="float">
            <text:p>4.54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110829711" calcext:value-type="float">
            <text:p>0.110829711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378192902" calcext:value-type="float">
            <text:p>0.3781929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1.39292431" calcext:value-type="float">
            <text:p>1.39292431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5.33832169" calcext:value-type="float">
            <text:p>5.33832169</text:p>
          </table:table-cell>
        </table:table-row>
        <table:table-row table:style-name="ro1">
          <table:table-cell office:value-type="string" calcext:value-type="string">
            <text:p><text:s/>Elapsed time to update velocities</text:p>
          </table:table-cell>
          <table:table-cell office:value-type="float" office:value="0.0111969411" calcext:value-type="float">
            <text:p>1.12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213631094" calcext:value-type="float">
            <text:p>2.14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204146504" calcext:value-type="float">
            <text:p>2.04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452591777" calcext:value-type="float">
            <text:p>4.53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111658692" calcext:value-type="float">
            <text:p>0.11165869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371202469" calcext:value-type="float">
            <text:p>0.371202469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1.44636631" calcext:value-type="float">
            <text:p>1.44636631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5.62961578" calcext:value-type="float">
            <text:p>5.62961578</text:p>
          </table:table-cell>
        </table:table-row>
        <table:table-row table:style-name="ro1">
          <table:table-cell office:value-type="string" calcext:value-type="string">
            <text:p><text:s/>Elapsed time to update stresses</text:p>
          </table:table-cell>
          <table:table-cell office:value-type="float" office:value="0.0111230761" calcext:value-type="float">
            <text:p>1.11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21115005" calcext:value-type="float">
            <text:p>2.11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201754272" calcext:value-type="float">
            <text:p>2.02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455922484" calcext:value-type="float">
            <text:p>4.56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110544801" calcext:value-type="float">
            <text:p>0.110544801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363046646" calcext:value-type="float">
            <text:p>0.363046646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1.39113235" calcext:value-type="float">
            <text:p>1.39113235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5.36261368" calcext:value-type="float">
            <text:p>5.36261368</text:p>
          </table:table-cell>
        </table:table-row>
        <table:table-row table:style-name="ro1">
          <table:table-cell/>
          <table:table-cell table:formula="of:=AVERAGE([.B37:.B46])" office:value-type="float" office:value="0.013044694809" calcext:value-type="float">
            <text:p>1.30E-02</text:p>
          </table:table-cell>
          <table:table-cell table:number-columns-repeated="3"/>
          <table:table-cell table:formula="of:=AVERAGE([.F37:.F46])" office:value-type="float" office:value="0.02225649059" calcext:value-type="float">
            <text:p>2.23E-02</text:p>
          </table:table-cell>
          <table:table-cell table:number-columns-repeated="3"/>
          <table:table-cell table:formula="of:=AVERAGE([.J37:.J46])" office:value-type="float" office:value="0.02093358785" calcext:value-type="float">
            <text:p>2.09E-02</text:p>
          </table:table-cell>
          <table:table-cell table:number-columns-repeated="3"/>
          <table:table-cell table:formula="of:=AVERAGE([.N37:.N46])" office:value-type="float" office:value="0.04637480377" calcext:value-type="float">
            <text:p>4.64E-02</text:p>
          </table:table-cell>
          <table:table-cell table:number-columns-repeated="3"/>
          <table:table-cell table:style-name="ce1" table:formula="of:=AVERAGE([.R37:.R46])" office:value-type="float" office:value="0.111921361" calcext:value-type="float">
            <text:p>1.12E-01</text:p>
          </table:table-cell>
          <table:table-cell table:number-columns-repeated="3"/>
          <table:table-cell table:style-name="ce1" table:formula="of:=AVERAGE([.V37:.V46])" office:value-type="float" office:value="0.3724849881" calcext:value-type="float">
            <text:p>3.72E-01</text:p>
          </table:table-cell>
          <table:table-cell table:number-columns-repeated="3"/>
          <table:table-cell table:style-name="ce1" table:formula="of:=AVERAGE([.Z37:.Z46])" office:value-type="float" office:value="1.424321699" calcext:value-type="float">
            <text:p>1.42E+00</text:p>
          </table:table-cell>
          <table:table-cell table:number-columns-repeated="3"/>
          <table:table-cell table:style-name="ce1" table:formula="of:=AVERAGE([.AD37:.AD46])" office:value-type="float" office:value="5.512509727" calcext:value-type="float">
            <text:p>5.51E+00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+ echo 'MODEL_SIZE <text:s text:c="13"/>'\''10</text:p>
          </table:table-cell>
          <table:table-cell table:style-name="Default" office:value-type="string" calcext:value-type="string">
            <text:p><text:s text:c="2"/>10 <text:s text:c="2"/>1'\'' '</text:p>
          </table:table-cell>
          <table:table-cell table:number-columns-repeated="2"/>
          <table:table-cell office:value-type="string" calcext:value-type="string">
            <text:p>+ echo 'MODEL_SIZE <text:s text:c="13"/>'\''20</text:p>
          </table:table-cell>
          <table:table-cell table:style-name="Default" office:value-type="string" calcext:value-type="string">
            <text:p><text:s text:c="2"/>20 <text:s text:c="2"/>1'\'' '</text:p>
          </table:table-cell>
          <table:table-cell table:number-columns-repeated="2"/>
          <table:table-cell office:value-type="string" calcext:value-type="string">
            <text:p>+ echo 'MODEL_SIZE <text:s text:c="13"/>'\''40</text:p>
          </table:table-cell>
          <table:table-cell table:style-name="Default" office:value-type="string" calcext:value-type="string">
            <text:p><text:s text:c="2"/>40 <text:s text:c="2"/>1'\'' '</text:p>
          </table:table-cell>
          <table:table-cell table:number-columns-repeated="2"/>
          <table:table-cell office:value-type="string" calcext:value-type="string">
            <text:p>+ echo 'MODEL_SIZE <text:s text:c="13"/>'\''80</text:p>
          </table:table-cell>
          <table:table-cell table:style-name="Default" office:value-type="string" calcext:value-type="string">
            <text:p><text:s text:c="2"/>80 <text:s text:c="2"/>1'\'' '</text:p>
          </table:table-cell>
          <table:table-cell table:number-columns-repeated="2"/>
          <table:table-cell office:value-type="string" calcext:value-type="string">
            <text:p>+ echo 'MODEL_SIZE <text:s text:c="13"/>'\''160</text:p>
          </table:table-cell>
          <table:table-cell office:value-type="string" calcext:value-type="string">
            <text:p><text:s text:c="3"/>160 <text:s text:c="2"/>1'\'' '</text:p>
          </table:table-cell>
          <table:table-cell table:number-columns-repeated="2"/>
          <table:table-cell office:value-type="string" calcext:value-type="string">
            <text:p>+ echo 'MODEL_SIZE <text:s text:c="13"/>'\''320</text:p>
          </table:table-cell>
          <table:table-cell office:value-type="string" calcext:value-type="string">
            <text:p><text:s text:c="3"/>320 <text:s text:c="2"/>1'\'' '</text:p>
          </table:table-cell>
          <table:table-cell table:number-columns-repeated="2"/>
          <table:table-cell office:value-type="string" calcext:value-type="string">
            <text:p>+ echo 'MODEL_SIZE <text:s text:c="13"/>'\''640</text:p>
          </table:table-cell>
          <table:table-cell office:value-type="string" calcext:value-type="string">
            <text:p><text:s text:c="3"/>640 <text:s text:c="2"/>1'\'' '</text:p>
          </table:table-cell>
          <table:table-cell table:number-columns-repeated="2"/>
          <table:table-cell office:value-type="string" calcext:value-type="string">
            <text:p>+ echo 'MODEL_SIZE <text:s text:c="13"/>'\''1280</text:p>
          </table:table-cell>
          <table:table-cell office:value-type="string" calcext:value-type="string">
            <text:p><text:s text:c="4"/>1280 <text:s text:c="2"/>1'\'' '</text:p>
          </table:table-cell>
        </table:table-row>
        <table:table-row table:style-name="ro1">
          <table:table-cell office:value-type="string" calcext:value-type="string">
            <text:p>+ mpirun -np 8 ../../exe/FWD setup.in</text:p>
          </table:table-cell>
          <table:table-cell table:style-name="Default"/>
          <table:table-cell table:number-columns-repeated="2"/>
          <table:table-cell office:value-type="string" calcext:value-type="string">
            <text:p>+ mpirun -np 8 ../../exe/FWD setup.in</text:p>
          </table:table-cell>
          <table:table-cell table:style-name="Default"/>
          <table:table-cell table:number-columns-repeated="2"/>
          <table:table-cell office:value-type="string" calcext:value-type="string">
            <text:p>+ mpirun -np 8 ../../exe/FWD setup.in</text:p>
          </table:table-cell>
          <table:table-cell table:style-name="Default"/>
          <table:table-cell table:number-columns-repeated="2"/>
          <table:table-cell office:value-type="string" calcext:value-type="string">
            <text:p>+ mpirun -np 8 ../../exe/FWD setup.in</text:p>
          </table:table-cell>
          <table:table-cell table:style-name="Default"/>
          <table:table-cell table:number-columns-repeated="2"/>
          <table:table-cell office:value-type="string" calcext:value-type="string">
            <text:p>+ mpirun -np 8 ../../exe/FWD setup.in</text:p>
          </table:table-cell>
          <table:table-cell table:number-columns-repeated="3"/>
          <table:table-cell office:value-type="string" calcext:value-type="string">
            <text:p>+ mpirun -np 8 ../../exe/FWD setup.in</text:p>
          </table:table-cell>
          <table:table-cell table:number-columns-repeated="3"/>
          <table:table-cell office:value-type="string" calcext:value-type="string">
            <text:p>+ mpirun -np 8 ../../exe/FWD setup.in</text:p>
          </table:table-cell>
          <table:table-cell table:number-columns-repeated="3"/>
          <table:table-cell office:value-type="string" calcext:value-type="string">
            <text:p>+ mpirun -np 8 ../../exe/FWD setup.in</text:p>
          </table:table-cell>
          <table:table-cell/>
        </table:table-row>
        <table:table-row table:style-name="ro1">
          <table:table-cell office:value-type="string" calcext:value-type="string">
            <text:p><text:s/>MODEL_SIZE (NZXY) : 10 <text:s text:c="3"/>10 <text:s text:c="2"/>1</text:p>
          </table:table-cell>
          <table:table-cell table:style-name="Default"/>
          <table:table-cell table:number-columns-repeated="2"/>
          <table:table-cell office:value-type="string" calcext:value-type="string">
            <text:p><text:s/>MODEL_SIZE (NZXY) : 20 <text:s text:c="3"/>20 <text:s text:c="2"/>1</text:p>
          </table:table-cell>
          <table:table-cell table:style-name="Default"/>
          <table:table-cell table:number-columns-repeated="2"/>
          <table:table-cell office:value-type="string" calcext:value-type="string">
            <text:p><text:s/>MODEL_SIZE (NZXY) : 40 <text:s text:c="3"/>40 <text:s text:c="2"/>1</text:p>
          </table:table-cell>
          <table:table-cell table:style-name="Default"/>
          <table:table-cell table:number-columns-repeated="2"/>
          <table:table-cell office:value-type="string" calcext:value-type="string">
            <text:p><text:s/>MODEL_SIZE (NZXY) : 80 <text:s text:c="3"/>80 <text:s text:c="2"/>1</text:p>
          </table:table-cell>
          <table:table-cell table:style-name="Default"/>
          <table:table-cell table:number-columns-repeated="2"/>
          <table:table-cell office:value-type="string" calcext:value-type="string">
            <text:p><text:s/>MODEL_SIZE (NZXY) : 160 <text:s text:c="3"/>160 <text:s text:c="2"/>1</text:p>
          </table:table-cell>
          <table:table-cell table:number-columns-repeated="3"/>
          <table:table-cell office:value-type="string" calcext:value-type="string">
            <text:p><text:s/>MODEL_SIZE (NZXY) : 320 <text:s text:c="3"/>320 <text:s text:c="2"/>1</text:p>
          </table:table-cell>
          <table:table-cell table:number-columns-repeated="3"/>
          <table:table-cell office:value-type="string" calcext:value-type="string">
            <text:p><text:s/>MODEL_SIZE (NZXY) : 640 <text:s text:c="3"/>640 <text:s text:c="2"/>1</text:p>
          </table:table-cell>
          <table:table-cell table:number-columns-repeated="3"/>
          <table:table-cell office:value-type="string" calcext:value-type="string">
            <text:p><text:s/>MODEL_SIZE (NZXY) : 1280 <text:s text:c="3"/>1280 <text:s text:c="2"/>1</text:p>
          </table:table-cell>
          <table:table-cell/>
        </table:table-row>
        <table:table-row table:style-name="ro1">
          <table:table-cell office:value-type="string" calcext:value-type="string">
            <text:p><text:s/>NUMBER_SOURCE (NS) : 40</text:p>
          </table:table-cell>
          <table:table-cell table:style-name="Default"/>
          <table:table-cell table:number-columns-repeated="2"/>
          <table:table-cell office:value-type="string" calcext:value-type="string">
            <text:p><text:s/>NUMBER_SOURCE (NS) : 40</text:p>
          </table:table-cell>
          <table:table-cell table:style-name="Default"/>
          <table:table-cell table:number-columns-repeated="2"/>
          <table:table-cell office:value-type="string" calcext:value-type="string">
            <text:p><text:s/>NUMBER_SOURCE (NS) : 40</text:p>
          </table:table-cell>
          <table:table-cell table:style-name="Default"/>
          <table:table-cell table:number-columns-repeated="2"/>
          <table:table-cell office:value-type="string" calcext:value-type="string">
            <text:p><text:s/>NUMBER_SOURCE (NS) : 40</text:p>
          </table:table-cell>
          <table:table-cell table:style-name="Default"/>
          <table:table-cell table:number-columns-repeated="2"/>
          <table:table-cell office:value-type="string" calcext:value-type="string">
            <text:p><text:s/>NUMBER_SOURCE (NS) : 40</text:p>
          </table:table-cell>
          <table:table-cell table:number-columns-repeated="3"/>
          <table:table-cell office:value-type="string" calcext:value-type="string">
            <text:p><text:s/>NUMBER_SOURCE (NS) : 40</text:p>
          </table:table-cell>
          <table:table-cell table:number-columns-repeated="3"/>
          <table:table-cell office:value-type="string" calcext:value-type="string">
            <text:p><text:s/>NUMBER_SOURCE (NS) : 40</text:p>
          </table:table-cell>
          <table:table-cell table:number-columns-repeated="3"/>
          <table:table-cell office:value-type="string" calcext:value-type="string">
            <text:p><text:s/>NUMBER_SOURCE (NS) : 40</text:p>
          </table:table-cell>
          <table:table-cell/>
        </table:table-row>
        <table:table-row table:style-name="ro1">
          <table:table-cell office:value-type="string" calcext:value-type="string">
            <text:p><text:s/>Elapsed time to update velocities</text:p>
          </table:table-cell>
          <table:table-cell office:value-type="float" office:value="0.0162789896" calcext:value-type="float">
            <text:p>1.63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240399539" calcext:value-type="float">
            <text:p>2.40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364540666" calcext:value-type="float">
            <text:p>3.65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876040161" calcext:value-type="float">
            <text:p>8.76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209874153" calcext:value-type="float">
            <text:p>0.209874153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742296576" calcext:value-type="float">
            <text:p>0.742296576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2.92562532" calcext:value-type="float">
            <text:p>2.9256253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11.1341343" calcext:value-type="float">
            <text:p>11.1341343</text:p>
          </table:table-cell>
        </table:table-row>
        <table:table-row table:style-name="ro1">
          <table:table-cell office:value-type="string" calcext:value-type="string">
            <text:p><text:s/>Elapsed time to update stresses</text:p>
          </table:table-cell>
          <table:table-cell office:value-type="float" office:value="0.0164800361" calcext:value-type="float">
            <text:p>1.65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229150951" calcext:value-type="float">
            <text:p>2.29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355339497" calcext:value-type="float">
            <text:p>3.55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858161449" calcext:value-type="float">
            <text:p>8.58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197752893" calcext:value-type="float">
            <text:p>0.197752893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696890235" calcext:value-type="float">
            <text:p>0.696890235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2.73409367" calcext:value-type="float">
            <text:p>2.73409367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10.2081985" calcext:value-type="float">
            <text:p>10.2081985</text:p>
          </table:table-cell>
        </table:table-row>
        <table:table-row table:style-name="ro1">
          <table:table-cell office:value-type="string" calcext:value-type="string">
            <text:p><text:s/>Elapsed time to update velocities</text:p>
          </table:table-cell>
          <table:table-cell office:value-type="float" office:value="0.0159860402" calcext:value-type="float">
            <text:p>1.60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22302255" calcext:value-type="float">
            <text:p>2.23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361718833" calcext:value-type="float">
            <text:p>3.62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881387591" calcext:value-type="float">
            <text:p>8.81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205997646" calcext:value-type="float">
            <text:p>0.205997646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739392519" calcext:value-type="float">
            <text:p>0.739392519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2.91957855" calcext:value-type="float">
            <text:p>2.91957855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11.0577812" calcext:value-type="float">
            <text:p>11.0577812</text:p>
          </table:table-cell>
        </table:table-row>
        <table:table-row table:style-name="ro1">
          <table:table-cell office:value-type="string" calcext:value-type="string">
            <text:p><text:s/>Elapsed time to update stresses</text:p>
          </table:table-cell>
          <table:table-cell office:value-type="float" office:value="0.0163218379" calcext:value-type="float">
            <text:p>1.63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216196328" calcext:value-type="float">
            <text:p>2.16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355341434" calcext:value-type="float">
            <text:p>3.55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867200494" calcext:value-type="float">
            <text:p>8.67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200176239" calcext:value-type="float">
            <text:p>0.200176239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701578856" calcext:value-type="float">
            <text:p>0.701578856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2.74078465" calcext:value-type="float">
            <text:p>2.74078465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10.3063698" calcext:value-type="float">
            <text:p>10.3063698</text:p>
          </table:table-cell>
        </table:table-row>
        <table:table-row table:style-name="ro1">
          <table:table-cell office:value-type="string" calcext:value-type="string">
            <text:p><text:s/>Elapsed time to update velocities</text:p>
          </table:table-cell>
          <table:table-cell office:value-type="float" office:value="0.0165630579" calcext:value-type="float">
            <text:p>1.66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22038281" calcext:value-type="float">
            <text:p>2.20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359433889" calcext:value-type="float">
            <text:p>3.59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864246488" calcext:value-type="float">
            <text:p>8.64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20494175" calcext:value-type="float">
            <text:p>0.20494175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742244244" calcext:value-type="float">
            <text:p>0.742244244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2.93327904" calcext:value-type="float">
            <text:p>2.93327904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11.0773087" calcext:value-type="float">
            <text:p>11.0773087</text:p>
          </table:table-cell>
        </table:table-row>
        <table:table-row table:style-name="ro1">
          <table:table-cell office:value-type="string" calcext:value-type="string">
            <text:p><text:s/>Elapsed time to update stresses</text:p>
          </table:table-cell>
          <table:table-cell office:value-type="float" office:value="0.0160359442" calcext:value-type="float">
            <text:p>1.60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215690732" calcext:value-type="float">
            <text:p>2.16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3547436" calcext:value-type="float">
            <text:p>3.55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862368345" calcext:value-type="float">
            <text:p>8.62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198358059" calcext:value-type="float">
            <text:p>0.198358059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699178696" calcext:value-type="float">
            <text:p>0.699178696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2.74200821" calcext:value-type="float">
            <text:p>2.74200821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10.2796707" calcext:value-type="float">
            <text:p>10.2796707</text:p>
          </table:table-cell>
        </table:table-row>
        <table:table-row table:style-name="ro1">
          <table:table-cell office:value-type="string" calcext:value-type="string">
            <text:p><text:s/>Elapsed time to update velocities</text:p>
          </table:table-cell>
          <table:table-cell office:value-type="float" office:value="0.0163910538" calcext:value-type="float">
            <text:p>1.64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229392946" calcext:value-type="float">
            <text:p>2.29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363759398" calcext:value-type="float">
            <text:p>3.64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890580416" calcext:value-type="float">
            <text:p>8.91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206108451" calcext:value-type="float">
            <text:p>0.206108451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738080978" calcext:value-type="float">
            <text:p>0.738080978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2.95913506" calcext:value-type="float">
            <text:p>2.95913506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11.1332932" calcext:value-type="float">
            <text:p>11.1332932</text:p>
          </table:table-cell>
        </table:table-row>
        <table:table-row table:style-name="ro1">
          <table:table-cell office:value-type="string" calcext:value-type="string">
            <text:p><text:s/>Elapsed time to update stresses</text:p>
          </table:table-cell>
          <table:table-cell office:value-type="float" office:value="0.0161449909" calcext:value-type="float">
            <text:p>1.61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226632059" calcext:value-type="float">
            <text:p>2.27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353708267" calcext:value-type="float">
            <text:p>3.54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881385207" calcext:value-type="float">
            <text:p>8.81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200261831" calcext:value-type="float">
            <text:p>0.200261831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703541279" calcext:value-type="float">
            <text:p>0.703541279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2.71844482" calcext:value-type="float">
            <text:p>2.7184448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10.2272873" calcext:value-type="float">
            <text:p>10.2272873</text:p>
          </table:table-cell>
        </table:table-row>
        <table:table-row table:style-name="ro1">
          <table:table-cell office:value-type="string" calcext:value-type="string">
            <text:p><text:s/>Elapsed time to update velocities</text:p>
          </table:table-cell>
          <table:table-cell office:value-type="float" office:value="0.0147211552" calcext:value-type="float">
            <text:p>1.47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213631094" calcext:value-type="float">
            <text:p>2.14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338808894" calcext:value-type="float">
            <text:p>3.39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0856223106" calcext:value-type="float">
            <text:p>8.56E-0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202274561" calcext:value-type="float">
            <text:p>0.202274561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0.739067554" calcext:value-type="float">
            <text:p>0.739067554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2.9406662" calcext:value-type="float">
            <text:p>2.9406662</text:p>
          </table:table-cell>
          <table:table-cell table:number-columns-repeated="2"/>
          <table:table-cell office:value-type="string" calcext:value-type="string">
            <text:p><text:s/>Elapsed time to update velocities</text:p>
          </table:table-cell>
          <table:table-cell office:value-type="float" office:value="11.0243225" calcext:value-type="float">
            <text:p>11.0243225</text:p>
          </table:table-cell>
        </table:table-row>
        <table:table-row table:style-name="ro1">
          <table:table-cell office:value-type="string" calcext:value-type="string">
            <text:p><text:s/>Elapsed time to update stresses</text:p>
          </table:table-cell>
          <table:table-cell office:value-type="float" office:value="0.0149528086" calcext:value-type="float">
            <text:p>1.50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21115005" calcext:value-type="float">
            <text:p>2.11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341835618" calcext:value-type="float">
            <text:p>3.42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0848759413" calcext:value-type="float">
            <text:p>8.49E-0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194575548" calcext:value-type="float">
            <text:p>0.194575548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0.701882362" calcext:value-type="float">
            <text:p>0.701882362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2.71707535" calcext:value-type="float">
            <text:p>2.71707535</text:p>
          </table:table-cell>
          <table:table-cell table:number-columns-repeated="2"/>
          <table:table-cell office:value-type="string" calcext:value-type="string">
            <text:p><text:s/>Elapsed time to update stresses</text:p>
          </table:table-cell>
          <table:table-cell office:value-type="float" office:value="10.14048" calcext:value-type="float">
            <text:p>10.14048</text:p>
          </table:table-cell>
        </table:table-row>
        <table:table-row table:style-name="ro1">
          <table:table-cell/>
          <table:table-cell table:formula="of:=AVERAGE([.B53:.B62])" office:value-type="float" office:value="0.01598759144" calcext:value-type="float">
            <text:p>1.60E-02</text:p>
          </table:table-cell>
          <table:table-cell table:number-columns-repeated="3"/>
          <table:table-cell table:formula="of:=AVERAGE([.F53:.F62])" office:value-type="float" office:value="0.02225649059" calcext:value-type="float">
            <text:p>2.23E-02</text:p>
          </table:table-cell>
          <table:table-cell table:number-columns-repeated="3"/>
          <table:table-cell table:formula="of:=AVERAGE([.J53:.J62])" office:value-type="float" office:value="0.03549230096" calcext:value-type="float">
            <text:p>3.55E-02</text:p>
          </table:table-cell>
          <table:table-cell table:number-columns-repeated="3"/>
          <table:table-cell table:formula="of:=AVERAGE([.N53:.N62])" office:value-type="float" office:value="0.0868635267" calcext:value-type="float">
            <text:p>8.69E-02</text:p>
          </table:table-cell>
          <table:table-cell table:number-columns-repeated="3"/>
          <table:table-cell table:style-name="ce1" table:formula="of:=AVERAGE([.R53:.R62])" office:value-type="float" office:value="0.2020321131" calcext:value-type="float">
            <text:p>2.02E-01</text:p>
          </table:table-cell>
          <table:table-cell table:number-columns-repeated="3"/>
          <table:table-cell table:style-name="ce1" table:formula="of:=AVERAGE([.V53:.V62])" office:value-type="float" office:value="0.7204153299" calcext:value-type="float">
            <text:p>7.20E-01</text:p>
          </table:table-cell>
          <table:table-cell table:number-columns-repeated="3"/>
          <table:table-cell table:style-name="ce1" table:formula="of:=AVERAGE([.Z53:.Z62])" office:value-type="float" office:value="2.833069087" calcext:value-type="float">
            <text:p>2.83E+00</text:p>
          </table:table-cell>
          <table:table-cell table:number-columns-repeated="3"/>
          <table:table-cell table:style-name="ce1" table:formula="of:=AVERAGE([.AD53:.AD62])" office:value-type="float" office:value="10.65888462" calcext:value-type="float">
            <text:p>1.07E+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10:43:26.164960485</meta:creation-date>
    <dc:date>2023-01-05T12:11:17.984417088</dc:date>
    <meta:editing-duration>PT6M23S</meta:editing-duration>
    <meta:editing-cycles>3</meta:editing-cycles>
    <meta:generator>LibreOffice/7.3.7.2$Linux_X86_64 LibreOffice_project/30$Build-2</meta:generator>
    <meta:document-statistic meta:table-count="1" meta:cell-count="83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49cm" svg:height="16.921cm" xlink:href=".." xlink:type="simple" chart:class="chart:line" chart:style-name="ch1">
        <chart:legend chart:legend-position="end" svg:x="2.554cm" svg:y="1.831cm" style:legend-expansion="custom" svg:width="2.556cm" svg:height="4.671cm" style:legend-expansion-aspect-ratio="0.547206165703275" chart:style-name="ch2"/>
        <chart:plot-area chart:style-name="ch3" table:cell-range-address="Sheet1.B15:Sheet1.AD15 Sheet1.B31:Sheet1.AD31 Sheet1.B47:Sheet1.AD47 Sheet1.B63:Sheet1.AD63" svg:x="-0.281cm" svg:y="0.395cm" svg:width="12.928cm" svg:height="15.162cm">
          <chart:coordinate-region svg:x="1.452cm" svg:y="0.594cm" svg:width="11.008cm" svg:height="14.316cm"/>
          <chart:axis chart:dimension="x" chart:name="primary-x" chart:style-name="ch4">
            <chart:title svg:x="5.345cm" svg:y="15.895cm" chart:style-name="ch5">
              <text:p>model size</text:p>
            </chart:title>
          </chart:axis>
          <chart:axis chart:dimension="y" chart:name="primary-y" chart:style-name="ch6">
            <chart:title svg:x="0cm" svg:y="8.959cm" chart:style-name="ch7">
              <text:p>elapsed time</text:p>
            </chart:title>
            <chart:grid chart:style-name="ch8" chart:class="major"/>
          </chart:axis>
          <chart:series chart:style-name="ch9" chart:values-cell-range-address="Sheet1.B15:Sheet1.AD15" chart:class="chart:line">
            <chart:data-point chart:repeated="29"/>
          </chart:series>
          <chart:series chart:style-name="ch10" chart:values-cell-range-address="Sheet1.B31:Sheet1.AD31" chart:class="chart:line">
            <chart:data-point chart:repeated="29"/>
          </chart:series>
          <chart:series chart:style-name="ch11" chart:values-cell-range-address="Sheet1.B47:Sheet1.AD47" chart:class="chart:line">
            <chart:data-point chart:repeated="29"/>
          </chart:series>
          <chart:series chart:style-name="ch12" chart:values-cell-range-address="Sheet1.B63:Sheet1.AD63" chart:class="chart:line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.009272599221">
                <text:p>0.009272599221</text:p>
                <draw:g>
                  <svg:desc>Sheet1.B15:Sheet1.AD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47674972">
                <text:p>0.01247674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05017157">
                <text:p>0.02105017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60234303">
                <text:p>0.04660234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73006213">
                <text:p>0.1073006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8222147">
                <text:p>0.3338222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8601274">
                <text:p>1.26860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95403672">
                <text:p>4.895403672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0.009299613536">
                <text:p>0.009299613536</text:p>
                <draw:g>
                  <svg:desc>Sheet1.B31:Sheet1.AD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43349836">
                <text:p>0.01243349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28404474">
                <text:p>0.02028404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32766492">
                <text:p>0.04532766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0525909">
                <text:p>0.110525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41266381">
                <text:p>0.3541266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04253768">
                <text:p>1.304253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41271211">
                <text:p>4.941271211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.013044694809">
                <text:p>0.013044694809</text:p>
                <draw:g>
                  <svg:desc>Sheet1.B47:Sheet1.AD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25649059">
                <text:p>0.02225649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93358785">
                <text:p>0.02093358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37480377">
                <text:p>0.04637480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1921361">
                <text:p>0.11192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24849881">
                <text:p>0.3724849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4321699">
                <text:p>1.42432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12509727">
                <text:p>5.512509727</text:p>
              </table:table-cell>
            </table:table-row>
            <table:table-row>
              <table:table-cell office:value-type="string">
                <text:p>Row 63</text:p>
                <draw:g>
                  <svg:desc/>
                </draw:g>
              </table:table-cell>
              <table:table-cell office:value-type="float" office:value="0.01598759144">
                <text:p>0.01598759144</text:p>
                <draw:g>
                  <svg:desc>Sheet1.B63:Sheet1.AD6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25649059">
                <text:p>0.02225649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49230096">
                <text:p>0.03549230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68635267">
                <text:p>0.0868635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20321131">
                <text:p>0.202032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04153299">
                <text:p>0.7204153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33069087">
                <text:p>2.833069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5888462">
                <text:p>10.658884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